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9.svm" manifest:media-type=""/>
  <manifest:file-entry manifest:full-path="Pictures/TablePreview8.svm" manifest:media-type=""/>
  <manifest:file-entry manifest:full-path="Pictures/TablePreview7.svm" manifest:media-type=""/>
  <manifest:file-entry manifest:full-path="Pictures/TablePreview6.svm" manifest:media-type=""/>
  <manifest:file-entry manifest:full-path="Pictures/TablePreview5.svm" manifest:media-type=""/>
  <manifest:file-entry manifest:full-path="Pictures/TablePreview1.svm" manifest:media-type=""/>
  <manifest:file-entry manifest:full-path="Pictures/TablePreview10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UKai TW" svg:font-family="'AR PL UKai TW'" style:font-pitch="variable"/>
    <style:font-face style:name="Arial1" svg:font-family="Arial" style:font-pitch="variable"/>
    <style:font-face style:name="Times New Roman" svg:font-family="'Times New Roman'" style:font-pitch="variable"/>
    <style:font-face style:name="ＭＳ Ｐゴシック" svg:font-family="'ＭＳ Ｐゴシック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2" svg:font-family="Arial" style:font-family-generic="swiss" style:font-pitch="variable"/>
    <style:font-face style:name="Droid Sans Japanese" svg:font-family="'Droid Sans Japanese'" style:font-family-generic="swiss" style:font-pitch="variable"/>
    <style:font-face style:name="ＭＳ Ｐゴシック2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ＭＳ Ｐゴシック1" svg:font-family="'ＭＳ Ｐゴシック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fill-color="#ff9999" draw:textarea-horizontal-align="justify" draw:textarea-vertical-align="middle" draw:auto-grow-height="false" fo:min-height="20.324cm" fo:min-width="26.738cm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middle" draw:auto-grow-height="false" fo:min-height="2.505cm" fo:min-width="19.2cm" fo:padding-top="0cm" fo:padding-bottom="0cm" fo:padding-left="0cm" fo:padding-right="0cm" fo:wrap-option="wrap" draw:shadow-color="#808080" draw:shadow-opacity="75%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-color="#ff9999" draw:textarea-horizontal-align="justify" draw:textarea-vertical-align="middle" draw:auto-grow-height="false" fo:min-height="20.038cm" fo:min-width="26.343cm"/>
    </style:style>
    <style:style style:name="gr5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482cm" fo:min-width="9.111cm" fo:padding-top="0cm" fo:padding-bottom="0cm" fo:padding-left="0cm" fo:padding-right="0cm" fo:wrap-option="wrap" draw:shadow-color="#808080" draw:shadow-opacity="75%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middle" draw:auto-grow-height="false" fo:min-height="2.505cm" fo:min-width="19.2cm" fo:padding-top="0cm" fo:padding-bottom="0cm" fo:padding-left="0cm" fo:padding-right="0cm" fo:wrap-option="wrap" draw:shadow-color="#808080" draw:shadow-opacity="75%"/>
    </style:style>
    <style:style style:name="gr7" style:family="graphic" style:parent-style-name="standard">
      <style:graphic-properties draw:stroke="none" draw:fill="none" draw:fill-color="#ffffff" draw:textarea-horizontal-align="justify" draw:textarea-vertical-align="middle" draw:auto-grow-height="false" fo:min-height="2.504cm" fo:min-width="19.2cm" fo:padding-top="0cm" fo:padding-bottom="0cm" fo:padding-left="0cm" fo:padding-right="0cm" fo:wrap-option="wrap" draw:shadow-color="#808080" draw:shadow-opacity="75%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406cm" fo:min-width="0cm" fo:padding-top="0.099cm" fo:padding-bottom="0cm" fo:padding-left="0cm" fo:padding-right="0cm" fo:wrap-option="wrap" draw:shadow-color="#808080" draw:shadow-opacity="75%"/>
    </style:style>
    <style:style style:name="pr2" style:family="presentation" style:parent-style-name="Default-notes">
      <style:graphic-properties draw:fill-color="#ffffff" fo:min-height="13.361cm"/>
    </style:style>
    <style:style style:name="pr3" style:family="presentation" style:parent-style-name="Default-notes">
      <style:graphic-properties draw:stroke="none" draw:fill="none" draw:fill-color="#ffffff" draw:textarea-horizontal-align="justify" draw:textarea-vertical-align="middle" draw:auto-grow-height="false" draw:auto-grow-width="false" fo:min-height="13.367cm" fo:min-width="0cm" fo:padding-top="0cm" fo:padding-bottom="0cm" fo:padding-left="0cm" fo:padding-right="0cm" fo:wrap-option="no-wrap" draw:shadow-offset-x="0.075cm" draw:shadow-offset-y="0.075cm" draw:shadow-color="#000000" draw:shadow-opacity="75%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407cm" fo:min-width="0cm" fo:padding-top="0.099cm" fo:padding-bottom="0cm" fo:padding-left="0cm" fo:padding-right="0cm" fo:wrap-option="wrap" draw:shadow-color="#808080" draw:shadow-opacity="75%"/>
    </style:style>
    <style:style style:name="co1" style:family="table-column">
      <style:table-column-properties style:column-width="4.528cm" style:use-optimal-column-width="false"/>
    </style:style>
    <style:style style:name="co2" style:family="table-column">
      <style:table-column-properties style:column-width="8.243cm" style:use-optimal-column-width="false"/>
    </style:style>
    <style:style style:name="co3" style:family="table-column">
      <style:table-column-properties style:column-width="8.228cm" style:use-optimal-column-width="false"/>
    </style:style>
    <style:style style:name="co4" style:family="table-column">
      <style:table-column-properties style:column-width="3.779cm" style:use-optimal-column-width="false"/>
    </style:style>
    <style:style style:name="co5" style:family="table-column">
      <style:table-column-properties style:column-width="3.811cm" style:use-optimal-column-width="false"/>
    </style:style>
    <style:style style:name="co6" style:family="table-column">
      <style:table-column-properties style:column-width="4.199cm" style:use-optimal-column-width="false"/>
    </style:style>
    <style:style style:name="co7" style:family="table-column">
      <style:table-column-properties style:column-width="4.127cm" style:use-optimal-column-width="false"/>
    </style:style>
    <style:style style:name="co8" style:family="table-column">
      <style:table-column-properties style:column-width="4.248cm" style:use-optimal-column-width="false"/>
    </style:style>
    <style:style style:name="co9" style:family="table-column">
      <style:table-column-properties style:column-width="4.337cm" style:use-optimal-column-width="false"/>
    </style:style>
    <style:style style:name="co10" style:family="table-column">
      <style:table-column-properties style:column-width="5.025cm" style:use-optimal-column-width="false"/>
    </style:style>
    <style:style style:name="co11" style:family="table-column">
      <style:table-column-properties style:column-width="5.583cm" style:use-optimal-column-width="false"/>
    </style:style>
    <style:style style:name="co12" style:family="table-column">
      <style:table-column-properties style:column-width="4.259cm" style:use-optimal-column-width="false"/>
    </style:style>
    <style:style style:name="co13" style:family="table-column">
      <style:table-column-properties style:column-width="6.234cm" style:use-optimal-column-width="false"/>
    </style:style>
    <style:style style:name="co14" style:family="table-column">
      <style:table-column-properties style:column-width="6.233cm" style:use-optimal-column-width="false"/>
    </style:style>
    <style:style style:name="co15" style:family="table-column">
      <style:table-column-properties style:column-width="6.246cm" style:use-optimal-column-width="false"/>
    </style:style>
    <style:style style:name="co16" style:family="table-column">
      <style:table-column-properties style:column-width="4.798cm" style:use-optimal-column-width="false"/>
    </style:style>
    <style:style style:name="co17" style:family="table-column">
      <style:table-column-properties style:column-width="4.797cm" style:use-optimal-column-width="false"/>
    </style:style>
    <style:style style:name="co18" style:family="table-column">
      <style:table-column-properties style:column-width="4.803cm" style:use-optimal-column-width="false"/>
    </style:style>
    <style:style style:name="co19" style:family="table-column">
      <style:table-column-properties style:column-width="4.806cm" style:use-optimal-column-width="false"/>
    </style:style>
    <style:style style:name="co20" style:family="table-column">
      <style:table-column-properties style:column-width="4.123cm" style:use-optimal-column-width="false"/>
    </style:style>
    <style:style style:name="co21" style:family="table-column">
      <style:table-column-properties style:column-width="4.119cm" style:use-optimal-column-width="false"/>
    </style:style>
    <style:style style:name="ro1" style:family="table-row">
      <style:table-row-properties style:row-height="2.064cm"/>
    </style:style>
    <style:style style:name="ro2" style:family="table-row">
      <style:table-row-properties style:row-height="2.181cm"/>
    </style:style>
    <style:style style:name="ro3" style:family="table-row">
      <style:table-row-properties style:row-height="2.195cm"/>
    </style:style>
    <style:style style:name="ro4" style:family="table-row">
      <style:table-row-properties style:row-height="2.319cm"/>
    </style:style>
    <style:style style:name="ro5" style:family="table-row">
      <style:table-row-properties style:row-height="2.326cm"/>
    </style:style>
    <style:style style:name="ro6" style:family="table-row">
      <style:table-row-properties style:row-height="2.205cm"/>
    </style:style>
    <style:style style:name="ro7" style:family="table-row">
      <style:table-row-properties style:row-height="2.33cm"/>
    </style:style>
    <style:style style:name="ro8" style:family="table-row">
      <style:table-row-properties style:row-height="2.337cm"/>
    </style:style>
    <style:style style:name="ro9" style:family="table-row">
      <style:table-row-properties style:row-height="2.919cm"/>
    </style:style>
    <style:style style:name="ro10" style:family="table-row">
      <style:table-row-properties style:row-height="2.796cm"/>
    </style:style>
    <style:style style:name="ce1" style:family="table-cell">
      <loext:graphic-properties draw:fill="solid" draw:fill-color="#0084d1" draw:opacity="100%" draw:textarea-horizontal-align="justify" draw:textarea-vertical-align="middle" fo:padding-top="0.168cm" fo:padding-bottom="0.13cm" fo:padding-left="0.25cm" fo:padding-right="0.25cm"/>
      <style:paragraph-properties fo:margin-left="0cm" fo:margin-right="0cm" fo:text-align="center" fo:text-indent="0cm" fo:border="0.34pt solid #000000" style:line-break="strict"/>
    </style:style>
    <style:style style:name="ce2" style:family="table-cell">
      <loext:graphic-properties draw:fill="solid" draw:fill-color="#0084d1" draw:opacity="100%" draw:textarea-horizontal-align="justify" draw:textarea-vertical-align="middle" fo:padding-top="0.168cm" fo:padding-bottom="0.13cm" fo:padding-left="0.25cm" fo:padding-right="0.25cm"/>
      <style:paragraph-properties fo:margin-left="0cm" fo:margin-right="0cm" fo:text-align="center" fo:text-indent="0cm" fo:border="0.34pt solid #000000" style:line-break="strict"/>
      <style:text-properties fo:font-size="15pt" style:font-size-asian="15pt" style:font-size-complex="15pt"/>
    </style:style>
    <style:style style:name="ce3" style:family="table-cell">
      <loext:graphic-properties draw:fill="solid" draw:fill-color="#0084d1" draw:opacity="100%" draw:textarea-horizontal-align="justify" draw:textarea-vertical-align="middle" fo:padding-top="0.168cm" fo:padding-bottom="0.13cm" fo:padding-left="0.25cm" fo:padding-right="0.25cm"/>
      <style:paragraph-properties fo:margin-left="0cm" fo:margin-right="0cm" fo:margin-top="0.202cm" fo:margin-bottom="0.202cm" fo:text-align="center" fo:text-indent="0cm" fo:border="0.34pt solid #000000" style:line-break="strict"/>
    </style:style>
    <style:style style:name="ce4" style:family="table-cell">
      <loext:graphic-properties draw:fill="solid" draw:fill-color="#ffffff" draw:opacity="100%" draw:textarea-horizontal-align="justify" draw:textarea-vertical-align="middle" fo:padding-top="0.184cm" fo:padding-bottom="0.13cm" fo:padding-left="0.25cm" fo:padding-right="0.25cm"/>
      <style:paragraph-properties fo:margin-left="0cm" fo:margin-right="0cm" fo:margin-top="0.202cm" fo:margin-bottom="0.202cm" fo:line-height="93%" fo:text-align="center" fo:text-indent="0cm" fo:border="0.34pt solid #000000" style:line-break="strict"/>
    </style:style>
    <style:style style:name="ce5" style:family="table-cell">
      <loext:graphic-properties draw:fill="solid" draw:fill-color="#ffffff" draw:opacity="100%" draw:textarea-horizontal-align="justify" draw:textarea-vertical-align="middle" fo:padding-top="0.184cm" fo:padding-bottom="0.13cm" fo:padding-left="0.25cm" fo:padding-right="0.25cm"/>
      <style:paragraph-properties fo:margin-left="0cm" fo:margin-right="0cm" fo:line-height="93%" fo:text-align="center" fo:text-indent="0cm" fo:border="0.34pt solid #000000" style:line-break="strict"/>
    </style:style>
    <style:style style:name="ce6" style:family="table-cell">
      <loext:graphic-properties draw:fill="solid" draw:fill-color="#ffffff" draw:opacity="100%" draw:textarea-horizontal-align="justify" draw:textarea-vertical-align="middle" fo:padding-top="0.184cm" fo:padding-bottom="0.13cm" fo:padding-left="0.25cm" fo:padding-right="0.25cm"/>
      <style:paragraph-properties fo:margin-left="0cm" fo:margin-right="0cm" fo:margin-top="0.202cm" fo:margin-bottom="0.202cm" fo:line-height="93%" fo:text-align="center" fo:text-indent="0cm" fo:border="0.34pt solid #000000" style:line-break="strict"/>
      <style:text-properties fo:font-size="20pt" style:font-size-asian="20pt" style:font-size-complex="20pt"/>
    </style:style>
    <style:style style:name="ce7" style:family="table-cell">
      <loext:graphic-properties draw:fill="solid" draw:fill-color="#ffffff" draw:opacity="100%" draw:textarea-horizontal-align="justify" draw:textarea-vertical-align="middle" fo:padding-top="0.184cm" fo:padding-bottom="0.13cm" fo:padding-left="0.25cm" fo:padding-right="0.25cm"/>
      <style:paragraph-properties fo:margin-left="0cm" fo:margin-right="0cm" fo:line-height="93%" fo:text-align="center" fo:text-indent="0cm" fo:border="0.34pt solid #000000" style:line-break="strict"/>
      <style:text-properties fo:color="#000000" fo:font-weight="normal" style:font-weight-asian="normal" style:font-weight-complex="normal"/>
    </style:style>
    <style:style style:name="ce8" style:family="table-cell">
      <loext:graphic-properties draw:fill="solid" draw:fill-color="#0084d1" draw:opacity="100%" draw:textarea-horizontal-align="justify" draw:textarea-vertical-align="middle" fo:padding-top="0.168cm" fo:padding-bottom="0.13cm" fo:padding-left="0.25cm" fo:padding-right="0.25cm"/>
      <style:paragraph-properties fo:margin-left="0cm" fo:margin-right="0cm" fo:text-align="center" fo:text-indent="0cm" fo:border="none" style:line-break="strict"/>
    </style:style>
    <style:style style:name="ce9" style:family="table-cell">
      <loext:graphic-properties draw:fill="solid" draw:fill-color="#0084d1" draw:opacity="100%" draw:textarea-horizontal-align="justify" draw:textarea-vertical-align="middle" fo:padding-top="0.168cm" fo:padding-bottom="0.13cm" fo:padding-left="0.25cm" fo:padding-right="0.25cm"/>
      <style:paragraph-properties fo:margin-left="0cm" fo:margin-right="0cm" fo:margin-top="0.202cm" fo:margin-bottom="0.202cm" fo:text-align="center" fo:text-indent="0cm" fo:border="none" style:line-break="strict"/>
    </style:style>
    <style:style style:name="ce10" style:family="table-cell">
      <loext:graphic-properties draw:fill="solid" draw:fill-color="#ffffff" draw:opacity="100%" draw:textarea-horizontal-align="justify" draw:textarea-vertical-align="middle" fo:padding-top="0.184cm" fo:padding-bottom="0.13cm" fo:padding-left="0.25cm" fo:padding-right="0.25cm"/>
      <style:paragraph-properties fo:margin-left="0cm" fo:margin-right="0cm" fo:margin-top="0.202cm" fo:margin-bottom="0.202cm" fo:line-height="93%" fo:text-align="center" fo:text-indent="0cm" fo:border-left="0.03pt solid #000000" fo:border-right="none" fo:border-top="none" fo:border-bottom="none" style:line-break="strict"/>
      <style:text-properties fo:font-size="24pt" style:font-size-asian="24pt" style:font-size-complex="24pt"/>
    </style:style>
    <style:style style:name="ce11" style:family="table-cell">
      <loext:graphic-properties draw:fill="solid" draw:fill-color="#ffffff" draw:opacity="100%" draw:textarea-horizontal-align="justify" draw:textarea-vertical-align="middle" fo:padding-top="0.184cm" fo:padding-bottom="0.13cm" fo:padding-left="0.25cm" fo:padding-right="0.25cm"/>
      <style:paragraph-properties fo:margin-left="0cm" fo:margin-right="0cm" fo:line-height="93%" fo:text-align="center" fo:text-indent="0cm" fo:border="none" style:line-break="strict"/>
      <style:text-properties fo:font-size="24pt" style:font-size-asian="24pt" style:font-size-complex="24pt"/>
    </style:style>
    <style:style style:name="ce12" style:family="table-cell">
      <loext:graphic-properties draw:fill="solid" draw:fill-color="#ffffff" draw:opacity="100%" draw:textarea-horizontal-align="justify" draw:textarea-vertical-align="middle" fo:padding-top="0.184cm" fo:padding-bottom="0.13cm" fo:padding-left="0.25cm" fo:padding-right="0.25cm"/>
      <style:paragraph-properties fo:margin-left="0cm" fo:margin-right="0cm" fo:line-height="93%" fo:text-align="center" fo:text-indent="0cm" fo:border-left="none" fo:border-right="0.03pt solid #000000" fo:border-top="none" fo:border-bottom="none" style:line-break="strict"/>
      <style:text-properties fo:font-size="24pt" style:font-size-asian="24pt" style:font-size-complex="24pt"/>
    </style:style>
    <style:style style:name="ce13" style:family="table-cell">
      <loext:graphic-properties draw:fill="solid" draw:fill-color="#ffffff" draw:opacity="100%" draw:textarea-horizontal-align="justify" draw:textarea-vertical-align="middle" fo:padding-top="0.184cm" fo:padding-bottom="0.13cm" fo:padding-left="0.25cm" fo:padding-right="0.25cm"/>
      <style:paragraph-properties fo:margin-left="0cm" fo:margin-right="0cm" fo:line-height="93%" fo:text-align="center" fo:text-indent="0cm" fo:border-left="0.03pt solid #000000" fo:border-right="none" fo:border-top="none" fo:border-bottom="none" style:line-break="strict"/>
    </style:style>
    <style:style style:name="ce14" style:family="table-cell">
      <loext:graphic-properties draw:fill="solid" draw:fill-color="#ffffff" draw:opacity="100%" draw:textarea-horizontal-align="justify" draw:textarea-vertical-align="middle" fo:padding-top="0.184cm" fo:padding-bottom="0.13cm" fo:padding-left="0.25cm" fo:padding-right="0.25cm"/>
      <style:paragraph-properties fo:margin-left="0cm" fo:margin-right="0cm" fo:line-height="93%" fo:text-align="center" fo:text-indent="0cm" fo:border="none" style:line-break="strict"/>
    </style:style>
    <style:style style:name="ce15" style:family="table-cell">
      <loext:graphic-properties draw:fill="solid" draw:fill-color="#ffffff" draw:opacity="100%" draw:textarea-horizontal-align="justify" draw:textarea-vertical-align="middle" fo:padding-top="0.184cm" fo:padding-bottom="0.13cm" fo:padding-left="0.25cm" fo:padding-right="0.25cm"/>
      <style:paragraph-properties fo:margin-left="0cm" fo:margin-right="0cm" fo:line-height="93%" fo:text-align="center" fo:text-indent="0cm" fo:border-left="none" fo:border-right="0.03pt solid #000000" fo:border-top="none" fo:border-bottom="none" style:line-break="strict"/>
    </style:style>
    <style:style style:name="P1" style:family="paragraph">
      <loext:graphic-properties draw:fill-color="#ff9999"/>
      <style:paragraph-properties fo:text-align="center"/>
    </style:style>
    <style:style style:name="P2" style:family="paragraph">
      <style:paragraph-properties fo:margin-left="0cm" fo:margin-right="0cm" fo:line-height="93%" fo:text-indent="0cm" style:line-break="strict"/>
    </style:style>
    <style:style style:name="P3" style:family="paragraph">
      <loext:graphic-properties draw:fill="none" draw:fill-color="#ffffff"/>
      <style:paragraph-properties style:writing-mode="lr-tb" style:font-independent-line-spacing="true"/>
    </style:style>
    <style:style style:name="P4" style:family="paragraph">
      <style:paragraph-properties fo:margin-left="0cm" fo:margin-right="0cm" fo:text-align="center" fo:text-indent="0cm" style:line-break="strict"/>
    </style:style>
    <style:style style:name="P5" style:family="paragraph">
      <style:paragraph-properties fo:margin-left="0cm" fo:margin-right="0cm" fo:margin-top="0.202cm" fo:margin-bottom="0.202cm" fo:text-align="center" fo:text-indent="0cm" style:line-break="strict"/>
    </style:style>
    <style:style style:name="P6" style:family="paragraph">
      <style:paragraph-properties fo:margin-left="0cm" fo:margin-right="0cm" fo:margin-top="0.202cm" fo:margin-bottom="0.202cm" fo:line-height="93%" fo:text-align="center" fo:text-indent="0cm" style:line-break="strict"/>
    </style:style>
    <style:style style:name="P7" style:family="paragraph">
      <style:paragraph-properties fo:margin-left="0cm" fo:margin-right="0cm" fo:line-height="93%" fo:text-align="center" fo:text-indent="0cm" style:line-break="strict"/>
    </style:style>
    <style:style style:name="P8" style:family="paragraph">
      <loext:graphic-properties draw:fill="none" draw:fill-color="#ffffff"/>
      <style:paragraph-properties fo:margin-left="0cm" fo:margin-right="0cm" fo:line-height="110%" fo:text-align="center" fo:text-indent="0cm" style:line-break="strict" style:writing-mode="lr-tb" style:font-independent-line-spacing="true"/>
    </style:style>
    <style:style style:name="P9" style:family="paragraph">
      <loext:graphic-properties draw:fill-color="#ffffff"/>
      <style:text-properties fo:font-size="12pt"/>
    </style:style>
    <style:style style:name="P10" style:family="paragraph">
      <style:paragraph-properties fo:text-align="center"/>
    </style:style>
    <style:style style:name="P11" style:family="paragraph">
      <loext:graphic-properties draw:fill-color="#ffffff"/>
    </style:style>
    <style:style style:name="P12" style:family="paragraph">
      <style:paragraph-properties fo:margin-left="0cm" fo:margin-right="0cm" fo:line-height="93%" fo:text-align="end" fo:text-indent="0cm" style:line-break="strict"/>
    </style:style>
    <style:style style:name="P13" style:family="paragraph">
      <loext:graphic-properties draw:fill="none" draw:fill-color="#ffffff"/>
      <style:paragraph-properties fo:margin-left="0cm" fo:margin-right="0cm" fo:line-height="93%" fo:text-align="end" fo:text-indent="0cm" style:line-break="strict" style:writing-mode="lr-tb" style:font-independent-line-spacing="true"/>
      <style:text-properties fo:font-size="24pt"/>
    </style:style>
    <style:style style:name="P14" style:family="paragraph">
      <style:paragraph-properties fo:margin-left="0cm" fo:margin-right="0cm" fo:line-height="110%" fo:text-align="center" fo:text-indent="0cm" style:line-break="strict"/>
    </style:style>
    <style:style style:name="T1" style:family="text">
      <style:text-properties style:font-name="AR PL UKai TW" fo:font-size="40pt" fo:language="zh" fo:country="TW" fo:text-shadow="1pt 1pt" fo:font-weight="bold" style:font-name-asian="AR PL UKai TW" style:font-size-asian="40pt" style:language-asian="zh" style:country-asian="TW" style:font-weight-asian="bold" style:font-name-complex="AR PL UKai TW" style:font-size-complex="40pt" style:language-complex="zh" style:country-complex="TW" style:font-weight-complex="bold"/>
    </style:style>
    <style:style style:name="T2" style:family="text">
      <style:text-properties fo:color="#ffffff" fo:font-size="15pt" fo:language="en" fo:country="US" fo:font-weight="bold" style:font-size-asian="15pt" style:language-asian="en" style:country-asian="US" style:font-weight-asian="bold" style:font-size-complex="15pt" style:language-complex="en" style:country-complex="US" style:font-weight-complex="bold"/>
    </style:style>
    <style:style style:name="T3" style:family="text">
      <style:text-properties fo:color="#ffffff" fo:font-size="15pt" fo:language="zh" fo:country="TW" fo:font-weight="bold" style:font-size-asian="15pt" style:language-asian="zh" style:country-asian="TW" style:font-weight-asian="bold" style:font-size-complex="15pt" style:language-complex="zh" style:country-complex="TW" style:font-weight-complex="bold"/>
    </style:style>
    <style:style style:name="T4" style:family="text">
      <style:text-properties fo:color="#ffffff" fo:font-size="18pt" fo:language="en" fo:country="US" fo:font-weight="bold" style:font-size-asian="18pt" style:language-asian="en" style:country-asian="US" style:font-weight-asian="bold" style:font-size-complex="18pt" style:language-complex="en" style:country-complex="US" style:font-weight-complex="bold"/>
    </style:style>
    <style:style style:name="T5" style:family="text">
      <style:text-properties fo:color="#000000" style:font-name="AR PL UKai TW" fo:font-size="22pt" fo:language="zh" fo:country="TW" fo:font-weight="bold" style:font-name-asian="AR PL UKai TW" style:font-size-asian="22pt" style:language-asian="zh" style:country-asian="TW" style:font-weight-asian="bold" style:font-name-complex="AR PL UKai TW" style:font-size-complex="22pt" style:language-complex="zh" style:country-complex="TW" style:font-weight-complex="bold"/>
    </style:style>
    <style:style style:name="T6" style:family="text">
      <style:text-properties fo:color="#cc0000" style:font-name="AR PL UKai TW" fo:font-size="22pt" fo:language="zh" fo:country="TW" fo:font-weight="bold" style:font-name-asian="AR PL UKai TW" style:font-size-asian="22pt" style:language-asian="zh" style:country-asian="TW" style:font-weight-asian="bold" style:font-name-complex="AR PL UKai TW" style:font-size-complex="22pt" style:language-complex="zh" style:country-complex="TW" style:font-weight-complex="bold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color="#000000" style:font-name="AR PL UKai TW" fo:font-size="20pt" fo:language="zh" fo:country="TW" fo:font-weight="normal" style:font-name-asian="AR PL UKai TW" style:font-size-asian="20pt" style:language-asian="zh" style:country-asian="TW" style:font-weight-asian="normal" style:font-name-complex="AR PL UKai TW" style:font-size-complex="20pt" style:language-complex="zh" style:country-complex="TW" style:font-weight-complex="normal"/>
    </style:style>
    <style:style style:name="T9" style:family="text">
      <style:text-properties fo:color="#000000" style:font-name="AR PL UKai TW" fo:font-size="24pt" fo:language="zh" fo:country="TW" fo:font-weight="bold" style:font-name-asian="AR PL UKai TW" style:font-size-asian="24pt" style:language-asian="zh" style:country-asian="TW" style:font-weight-asian="bold" style:font-name-complex="AR PL UKai TW" style:font-size-complex="24pt" style:language-complex="zh" style:country-complex="TW" style:font-weight-complex="bold"/>
    </style:style>
    <style:style style:name="T10" style:family="text">
      <style:text-properties fo:color="#ffffff" fo:font-size="18pt" fo:language="zh" fo:country="TW" fo:font-weight="bold" style:font-size-asian="18pt" style:language-asian="zh" style:country-asian="TW" style:font-weight-asian="bold" style:font-size-complex="18pt" style:language-complex="zh" style:country-complex="TW" style:font-weight-complex="bold"/>
    </style:style>
    <style:style style:name="T11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12" style:family="text">
      <style:text-properties fo:color="#000000" style:font-name="Times New Roman" fo:font-size="14pt" fo:language="en" fo:country="US" style:font-size-asian="14pt" style:language-asian="en" style:country-asian="US" style:font-size-complex="14pt" style:language-complex="en" style:country-complex="US"/>
    </style:style>
    <style:style style:name="T13" style:family="text">
      <style:text-properties fo:color="#cc0000" style:font-name="Droid Sans Japanese" fo:font-size="22pt" fo:language="en" fo:country="US" fo:font-weight="bold" style:font-name-asian="Droid Sans Japanese" style:font-size-asian="22pt" style:language-asian="en" style:country-asian="US" style:font-weight-asian="bold" style:font-name-complex="Droid Sans Japanese" style:font-size-complex="22pt" style:language-complex="en" style:country-complex="US" style:font-weight-complex="bold"/>
    </style:style>
    <style:style style:name="T14" style:family="text">
      <style:text-properties fo:color="#cc0000" style:font-name="Droid Sans Japanese" fo:font-size="22pt" fo:language="zh" fo:country="TW" fo:font-weight="bold" style:font-name-asian="Droid Sans Japanese" style:font-size-asian="22pt" style:language-asian="zh" style:country-asian="TW" style:font-weight-asian="bold" style:font-name-complex="Droid Sans Japanese" style:font-size-complex="22pt" style:language-complex="zh" style:country-complex="TW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1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1" presentation:use-date-time-name="dtd1">
        <office:forms form:automatic-focus="false" form:apply-design-mode="false"/>
        <draw:custom-shape draw:style-name="gr1" draw:text-style-name="P1" draw:layer="layout" svg:width="27.238cm" svg:height="20.574cm" svg:x="0.508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text-style-name="P3" draw:layer="layout" svg:width="20.999cm" svg:height="2.504cm" svg:x="4.401cm" svg:y="1.901cm" presentation:class="title" presentation:user-transformed="true">
          <draw:text-box>
            <text:list text:style-name="L1">
              <text:list-header>
                <text:p text:style-name="P2"><text:span text:style-name="T1">春節期間 <text:s/>門</text:span><text:span text:style-name="T1">診異動</text:span></text:p>
              </text:list-header>
            </text:list>
          </draw:text-box>
        </draw:frame>
        <draw:frame draw:style-name="standard" draw:layer="layout" svg:width="20.998cm" svg:height="8.606cm" svg:x="4.401cm" svg:y="4.498cm">
          <table:table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/>
              <table:table-cell>
                <text:list text:style-name="L1">
                  <text:list-item>
                    <text:p text:style-name="P4"><text:span text:style-name="T2">2/2</text:span></text:p>
                  </text:list-item>
                  <text:list-item>
                    <text:p text:style-name="P4"><text:span text:style-name="T2">(</text:span><text:span text:style-name="T2">六</text:span><text:span text:style-name="T2">)</text:span></text:p>
                  </text:list-item>
                </text:list>
              </table:table-cell>
              <table:table-cell>
                <text:list text:continue-numbering="true" text:style-name="L1">
                  <text:list-item>
                    <text:p text:style-name="P4"><text:span text:style-name="T2">2/3(</text:span><text:span text:style-name="T3">日</text:span><text:span text:style-name="T2">) ~ 2/10(</text:span><text:span text:style-name="T2">日</text:span><text:span text:style-name="T2">)</text:span></text:p>
                  </text:list-item>
                </text:list>
              </table:table-cell>
            </table:table-row>
            <table:table-row table:style-name="ro2">
              <table:table-cell table:style-name="ce3">
                <text:list text:continue-numbering="true" text:style-name="L1">
                  <text:list-header>
                    <text:p text:style-name="P5"><text:span text:style-name="T4">08:30</text:span></text:p>
                    <text:p text:style-name="P5"><text:span text:style-name="T4">12:00</text:span></text:p>
                  </text:list-header>
                </text:list>
              </table:table-cell>
              <table:table-cell table:style-name="ce4">
                <text:list text:continue-numbering="true" text:style-name="L1">
                  <text:list-header>
                    <text:p text:style-name="P6"><text:span text:style-name="T5">正常門診</text:span></text:p>
                  </text:list-header>
                </text:list>
              </table:table-cell>
              <table:table-cell table:style-name="ce5" table:number-rows-spanned="3">
                <text:list text:continue-numbering="true" text:style-name="L1">
                  <text:list-header>
                    <text:p text:style-name="P7"><text:span text:style-name="T6">休 <text:s/>診</text:span></text:p>
                  </text:list-header>
                </text:list>
              </table:table-cell>
            </table:table-row>
            <table:table-row table:style-name="ro2" table:default-cell-style-name="ce5">
              <table:table-cell table:style-name="ce3">
                <text:list text:continue-numbering="true" text:style-name="L1">
                  <text:list-header>
                    <text:p text:style-name="P5"><text:span text:style-name="T4">14:30</text:span></text:p>
                    <text:p text:style-name="P5"><text:span text:style-name="T4">18:00</text:span></text:p>
                  </text:list-header>
                </text:list>
              </table:table-cell>
              <table:table-cell>
                <text:list text:style-name="L2">
                  <text:list-header>
                    <text:p text:style-name="P7"><text:span text:style-name="T6">休 <text:s/>診</text:span></text:p>
                  </text:list-header>
                </text:list>
              </table:table-cell>
              <table:covered-table-cell/>
            </table:table-row>
            <table:table-row table:style-name="ro2" table:default-cell-style-name="ce5">
              <table:table-cell table:style-name="ce3">
                <text:list text:style-name="L1">
                  <text:list-header>
                    <text:p text:style-name="P5"><text:span text:style-name="T4">18:30</text:span></text:p>
                    <text:p text:style-name="P5"><text:span text:style-name="T4">21:3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6">休 <text:s/>診</text:span></text:p>
                  </text:list-header>
                </text:list>
              </table:table-cell>
              <table:covered-table-cell/>
            </table:table-row>
          </table:table>
          <draw:image xlink:href="Pictures/TablePreview1.svm" xlink:type="simple" xlink:show="embed" xlink:actuate="onLoad"/>
        </draw:frame>
        <draw:custom-shape draw:name="Text Box 59" draw:style-name="gr2" draw:text-style-name="P8" draw:layer="layout" svg:width="19.2cm" svg:height="2.505cm" svg:x="4.401cm" svg:y="13cm">
          <text:p/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4.843cm" svg:height="11.13cm" svg:x="3.073cm" svg:y="2.258cm" draw:page-number="1" presentation:class="page"/>
          <draw:frame presentation:style-name="pr2" draw:text-style-name="P9" draw:layer="layout" svg:width="16.797cm" svg:height="13.361cm" svg:x="2.098cm" svg:y="14.106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 presentation:use-date-time-name="dtd1">
        <office:forms form:automatic-focus="false" form:apply-design-mode="false"/>
        <draw:custom-shape draw:style-name="gr1" draw:text-style-name="P1" draw:layer="layout" svg:width="27.238cm" svg:height="20.574cm" svg:x="0.508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text-style-name="P3" draw:layer="layout" svg:width="19.2cm" svg:height="2.504cm" svg:x="4.401cm" svg:y="1.901cm" presentation:class="title" presentation:user-transformed="true">
          <draw:text-box>
            <text:list text:style-name="L1">
              <text:list-header>
                <text:p text:style-name="P2"><text:span text:style-name="T1">門診異動</text:span></text:p>
              </text:list-header>
            </text:list>
          </draw:text-box>
        </draw:frame>
        <draw:frame draw:style-name="standard" draw:layer="layout" svg:width="20.163cm" svg:height="9.158cm" svg:x="3.919cm" svg:y="4.498cm">
          <table:table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row table:style-name="ro3" table:default-cell-style-name="ce2">
              <table:table-cell table:style-name="ce1"/>
              <table:table-cell>
                <text:list text:style-name="L2">
                  <text:list-header>
                    <text:p text:style-name="P4"><text:span text:style-name="T2">12/29</text:span></text:p>
                  </text:list-header>
                  <text:list-item>
                    <text:p text:style-name="P4"><text:span text:style-name="T2">(</text:span><text:span text:style-name="T3">六</text:span><text:span text:style-name="T2">)</text:span></text:p>
                  </text:list-item>
                </text:list>
              </table:table-cell>
              <table:table-cell>
                <text:list text:continue-numbering="true" text:style-name="L2">
                  <text:list-header>
                    <text:p text:style-name="P4"><text:span text:style-name="T2">12/30</text:span></text:p>
                  </text:list-header>
                  <text:list-item>
                    <text:p text:style-name="P4"><text:span text:style-name="T2">(</text:span><text:span text:style-name="T3">日</text:span><text:span text:style-name="T2">)</text:span></text:p>
                  </text:list-item>
                </text:list>
              </table:table-cell>
              <table:table-cell>
                <text:list text:continue-numbering="true" text:style-name="L2">
                  <text:list-header>
                    <text:p text:style-name="P4"><text:span text:style-name="T2">12/31</text:span></text:p>
                  </text:list-header>
                  <text:list-item>
                    <text:p text:style-name="P4"><text:span text:style-name="T2">(</text:span><text:span text:style-name="T3">一</text:span><text:span text:style-name="T2">)</text:span></text:p>
                  </text:list-item>
                </text:list>
              </table:table-cell>
              <table:table-cell>
                <text:list text:continue-numbering="true" text:style-name="L2">
                  <text:list-header>
                    <text:p text:style-name="P4"><text:span text:style-name="T2">01/01</text:span></text:p>
                  </text:list-header>
                  <text:list-item>
                    <text:p text:style-name="P4"><text:span text:style-name="T2">(</text:span><text:span text:style-name="T3">二</text:span><text:span text:style-name="T2">)</text:span></text:p>
                  </text:list-item>
                </text:list>
              </table:table-cell>
            </table:table-row>
            <table:table-row table:style-name="ro4" table:default-cell-style-name="ce5">
              <table:table-cell table:style-name="ce3">
                <text:list text:style-name="L1">
                  <text:list-header>
                    <text:p text:style-name="P5"><text:span text:style-name="T4">08:30</text:span></text:p>
                    <text:p text:style-name="P5"><text:span text:style-name="T4">12:00</text:span></text:p>
                  </text:list-header>
                </text:list>
              </table:table-cell>
              <table:table-cell table:style-name="ce6">
                <text:p text:style-name="P10"><text:span text:style-name="T7">吳志奮</text:span><text:span text:style-name="T7"><text:line-break/></text:span><text:span text:style-name="T7">醫師</text:span></text:p>
              </table:table-cell>
              <table:table-cell>
                <text:list text:style-name="L2">
                  <text:list-header>
                    <text:p text:style-name="P7"><text:span text:style-name="T6">休 <text:s/>診</text:span></text:p>
                  </text:list-header>
                </text:list>
              </table:table-cell>
              <table:table-cell table:style-name="ce7">
                <text:p><text:span text:style-name="T8">吳志奮</text:span><text:span text:style-name="T8"><text:line-break/></text:span><text:span text:style-name="T8">醫師</text:span></text:p>
              </table:table-cell>
              <table:table-cell>
                <text:list text:continue-numbering="true" text:style-name="L2">
                  <text:list-header>
                    <text:p text:style-name="P7"><text:span text:style-name="T6">休 <text:s/>診</text:span></text:p>
                  </text:list-header>
                </text:list>
              </table:table-cell>
            </table:table-row>
            <table:table-row table:style-name="ro4" table:default-cell-style-name="ce5">
              <table:table-cell table:style-name="ce3">
                <text:list text:style-name="L1">
                  <text:list-header>
                    <text:p text:style-name="P5"><text:span text:style-name="T4">14:30</text:span></text:p>
                    <text:p text:style-name="P5"><text:span text:style-name="T4">18:00</text:span></text:p>
                  </text:list-header>
                </text:list>
              </table:table-cell>
              <table:table-cell>
                <text:list text:style-name="L2">
                  <text:list-header>
                    <text:p text:style-name="P7"><text:span text:style-name="T6">休 <text:s/>診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7"><text:span text:style-name="T6">休 <text:s/>診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7"><text:span text:style-name="T6">休 <text:s/>診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7"><text:span text:style-name="T6">休 <text:s/>診</text:span></text:p>
                  </text:list-header>
                </text:list>
              </table:table-cell>
            </table:table-row>
            <table:table-row table:style-name="ro5" table:default-cell-style-name="ce5">
              <table:table-cell table:style-name="ce3">
                <text:list text:style-name="L1">
                  <text:list-header>
                    <text:p text:style-name="P5"><text:span text:style-name="T4">18:30</text:span></text:p>
                    <text:p text:style-name="P5"><text:span text:style-name="T4">21:30</text:span></text:p>
                  </text:list-header>
                </text:list>
              </table:table-cell>
              <table:table-cell>
                <text:list text:style-name="L2">
                  <text:list-header>
                    <text:p text:style-name="P7"><text:span text:style-name="T6">休 <text:s/>診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7"><text:span text:style-name="T6">休 <text:s/>診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7"><text:span text:style-name="T6">休 <text:s/>診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7"><text:span text:style-name="T6">休 <text:s/>診</text:span></text:p>
                  </text:list-header>
                </text:list>
              </table:table-cell>
            </table:table-row>
          </table:table>
          <draw:image xlink:href="Pictures/TablePreview2.svm" xlink:type="simple" xlink:show="embed" xlink:actuate="onLoad"/>
        </draw:frame>
        <draw:custom-shape draw:name="Text Box 59" draw:style-name="gr2" draw:text-style-name="P8" draw:layer="layout" svg:width="19.2cm" svg:height="2.505cm" svg:x="4.401cm" svg:y="13cm">
          <text:p/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3cm" svg:height="11.13cm" svg:x="3.073cm" svg:y="2.258cm" draw:page-number="2" presentation:class="page"/>
          <draw:frame presentation:style-name="pr2" draw:text-style-name="P9" draw:layer="layout" svg:width="16.797cm" svg:height="13.361cm" svg:x="2.098cm" svg:y="14.106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 presentation:use-date-time-name="dtd1">
        <office:forms form:automatic-focus="false" form:apply-design-mode="false"/>
        <draw:custom-shape draw:style-name="gr1" draw:text-style-name="P1" draw:layer="layout" svg:width="27.238cm" svg:height="20.574cm" svg:x="0.508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text-style-name="P3" draw:layer="layout" svg:width="19.2cm" svg:height="2.504cm" svg:x="4.401cm" svg:y="1.901cm" presentation:class="title" presentation:user-transformed="true">
          <draw:text-box>
            <text:list text:style-name="L1">
              <text:list-header>
                <text:p text:style-name="P2"><text:span text:style-name="T1">六月份門診異動</text:span></text:p>
              </text:list-header>
            </text:list>
          </draw:text-box>
        </draw:frame>
        <draw:frame draw:style-name="standard" draw:layer="layout" svg:width="20.163cm" svg:height="9.201cm" svg:x="3.919cm" svg:y="4.498cm">
          <table:table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row table:style-name="ro6" table:default-cell-style-name="ce2">
              <table:table-cell table:style-name="ce1"/>
              <table:table-cell>
                <text:list text:style-name="L2">
                  <text:list-header>
                    <text:p text:style-name="P4"><text:span text:style-name="T2">6/15</text:span></text:p>
                  </text:list-header>
                  <text:list-item>
                    <text:p text:style-name="P4"><text:span text:style-name="T2">(</text:span><text:span text:style-name="T3">五</text:span><text:span text:style-name="T2">)</text:span></text:p>
                  </text:list-item>
                </text:list>
              </table:table-cell>
              <table:table-cell>
                <text:list text:continue-numbering="true" text:style-name="L2">
                  <text:list-header>
                    <text:p text:style-name="P4"><text:span text:style-name="T2">6/16</text:span></text:p>
                  </text:list-header>
                  <text:list-item>
                    <text:p text:style-name="P4"><text:span text:style-name="T2">(</text:span><text:span text:style-name="T3">六</text:span><text:span text:style-name="T2">)</text:span></text:p>
                  </text:list-item>
                </text:list>
              </table:table-cell>
              <table:table-cell>
                <text:list text:continue-numbering="true" text:style-name="L2">
                  <text:list-header>
                    <text:p text:style-name="P4"><text:span text:style-name="T2">6/17</text:span></text:p>
                  </text:list-header>
                  <text:list-item>
                    <text:p text:style-name="P4"><text:span text:style-name="T2">(</text:span><text:span text:style-name="T3">日</text:span><text:span text:style-name="T2">)</text:span></text:p>
                  </text:list-item>
                </text:list>
              </table:table-cell>
              <table:table-cell>
                <text:list text:continue-numbering="true" text:style-name="L2">
                  <text:list-header>
                    <text:p text:style-name="P4"><text:span text:style-name="T2">6/18</text:span></text:p>
                  </text:list-header>
                  <text:list-item>
                    <text:p text:style-name="P4"><text:span text:style-name="T2">(</text:span><text:span text:style-name="T3">一</text:span><text:span text:style-name="T2">)</text:span></text:p>
                  </text:list-item>
                </text:list>
              </table:table-cell>
            </table:table-row>
            <table:table-row table:style-name="ro7" table:default-cell-style-name="ce5">
              <table:table-cell table:style-name="ce3">
                <text:list text:style-name="L1">
                  <text:list-header>
                    <text:p text:style-name="P5"><text:span text:style-name="T4">08:30</text:span></text:p>
                    <text:p text:style-name="P5"><text:span text:style-name="T4">12:00</text:span></text:p>
                  </text:list-header>
                </text:list>
              </table:table-cell>
              <table:table-cell table:style-name="ce6">
                <text:p text:style-name="P10"><text:span text:style-name="T7">吳志奮</text:span><text:span text:style-name="T7"><text:line-break/></text:span><text:span text:style-name="T7">醫師</text:span></text:p>
              </table:table-cell>
              <table:table-cell>
                <text:p><text:span text:style-name="T7">吳志奮</text:span><text:span text:style-name="T7"><text:line-break/></text:span><text:span text:style-name="T7">醫師</text:span></text:p>
              </table:table-cell>
              <table:table-cell>
                <text:list text:style-name="L2">
                  <text:list-header>
                    <text:p text:style-name="P7"><text:span text:style-name="T6">休 <text:s/>診</text:span></text:p>
                  </text:list-header>
                </text:list>
              </table:table-cell>
              <table:table-cell>
                <text:p><text:span text:style-name="T7">吳志奮</text:span><text:span text:style-name="T7"><text:line-break/></text:span><text:span text:style-name="T7">醫師</text:span></text:p>
              </table:table-cell>
            </table:table-row>
            <table:table-row table:style-name="ro7" table:default-cell-style-name="ce5">
              <table:table-cell table:style-name="ce3">
                <text:list text:style-name="L1">
                  <text:list-header>
                    <text:p text:style-name="P5"><text:span text:style-name="T4">14:30</text:span></text:p>
                    <text:p text:style-name="P5"><text:span text:style-name="T4">18:00</text:span></text:p>
                  </text:list-header>
                </text:list>
              </table:table-cell>
              <table:table-cell>
                <text:p><text:span text:style-name="T7">吳志奮</text:span><text:span text:style-name="T7"><text:line-break/></text:span><text:span text:style-name="T7">醫師</text:span></text:p>
              </table:table-cell>
              <table:table-cell>
                <text:list text:style-name="L2">
                  <text:list-header>
                    <text:p text:style-name="P7"><text:span text:style-name="T6">休 <text:s/>診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7"><text:span text:style-name="T6">休 <text:s/>診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7"><text:span text:style-name="T6">休 <text:s/>診</text:span></text:p>
                  </text:list-header>
                </text:list>
              </table:table-cell>
            </table:table-row>
            <table:table-row table:style-name="ro8" table:default-cell-style-name="ce5">
              <table:table-cell table:style-name="ce3">
                <text:list text:style-name="L1">
                  <text:list-header>
                    <text:p text:style-name="P5"><text:span text:style-name="T4">18:30</text:span></text:p>
                    <text:p text:style-name="P5"><text:span text:style-name="T4">21:30</text:span></text:p>
                  </text:list-header>
                </text:list>
              </table:table-cell>
              <table:table-cell>
                <text:list text:style-name="L2">
                  <text:list-header>
                    <text:p text:style-name="P7"><text:span text:style-name="T6">休 <text:s/>診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7"><text:span text:style-name="T6">休 <text:s/>診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7"><text:span text:style-name="T6">休 <text:s/>診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7"><text:span text:style-name="T6">休 <text:s/>診</text:span></text:p>
                  </text:list-header>
                </text:list>
              </table:table-cell>
            </table:table-row>
          </table:table>
          <draw:image xlink:href="Pictures/TablePreview3.svm" xlink:type="simple" xlink:show="embed" xlink:actuate="onLoad"/>
        </draw:frame>
        <draw:custom-shape draw:name="Text Box 59" draw:style-name="gr2" draw:text-style-name="P8" draw:layer="layout" svg:width="19.2cm" svg:height="2.505cm" svg:x="4.401cm" svg:y="13cm">
          <text:p/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3cm" svg:height="11.13cm" svg:x="3.073cm" svg:y="2.258cm" draw:page-number="3" presentation:class="page"/>
          <draw:frame presentation:style-name="pr2" draw:text-style-name="P9" draw:layer="layout" svg:width="16.797cm" svg:height="13.361cm" svg:x="2.098cm" svg:y="14.106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 presentation:use-date-time-name="dtd1">
        <office:forms form:automatic-focus="false" form:apply-design-mode="false"/>
        <draw:custom-shape draw:style-name="gr1" draw:text-style-name="P1" draw:layer="layout" svg:width="27.238cm" svg:height="20.574cm" svg:x="0.508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text-style-name="P3" draw:layer="layout" svg:width="19.2cm" svg:height="2.504cm" svg:x="4.401cm" svg:y="1.901cm" presentation:class="title" presentation:user-transformed="true">
          <draw:text-box>
            <text:list text:style-name="L1">
              <text:list-header>
                <text:p text:style-name="P2"><text:span text:style-name="T1">春節期間 <text:s/>門診異動</text:span></text:p>
              </text:list-header>
            </text:list>
          </draw:text-box>
        </draw:frame>
        <draw:frame draw:style-name="standard" draw:layer="layout" svg:width="19.203cm" svg:height="8.606cm" svg:x="4.401cm" svg:y="4.498cm">
          <table:table>
            <table:table-column table:style-name="co9"/>
            <table:table-column table:style-name="co10"/>
            <table:table-column table:style-name="co11"/>
            <table:table-column table:style-name="co12"/>
            <table:table-row table:style-name="ro1" table:default-cell-style-name="ce2">
              <table:table-cell table:style-name="ce1"/>
              <table:table-cell>
                <text:list text:style-name="L1">
                  <text:list-header>
                    <text:p text:style-name="P4"><text:span text:style-name="T2">2/15(</text:span><text:span text:style-name="T3">四</text:span><text:span text:style-name="T2">)</text:span></text:p>
                  </text:list-header>
                  <text:list-item>
                    <text:p text:style-name="P4"><text:span text:style-name="T2">除夕</text:span></text:p>
                  </text:list-item>
                </text:list>
              </table:table-cell>
              <table:table-cell>
                <text:list text:continue-numbering="true" text:style-name="L1">
                  <text:list-header>
                    <text:p text:style-name="P4"><text:span text:style-name="T2">2/16(</text:span><text:span text:style-name="T3">五</text:span><text:span text:style-name="T2">) ~ 2/20(</text:span><text:span text:style-name="T2">二</text:span><text:span text:style-name="T2">)</text:span></text:p>
                  </text:list-header>
                  <text:list-item>
                    <text:p text:style-name="P4"><text:span text:style-name="T2">初一 </text:span><text:span text:style-name="T2">~ </text:span><text:span text:style-name="T2">初五</text:span></text:p>
                  </text:list-item>
                </text:list>
              </table:table-cell>
              <table:table-cell>
                <text:list text:continue-numbering="true" text:style-name="L1">
                  <text:list-header>
                    <text:p text:style-name="P4"><text:span text:style-name="T2">2/21(</text:span><text:span text:style-name="T2">三</text:span><text:span text:style-name="T2">)</text:span></text:p>
                  </text:list-header>
                  <text:list-item>
                    <text:p text:style-name="P4"><text:span text:style-name="T2">初六</text:span></text:p>
                  </text:list-item>
                </text:list>
              </table:table-cell>
            </table:table-row>
            <table:table-row table:style-name="ro2" table:default-cell-style-name="ce5">
              <table:table-cell table:style-name="ce3">
                <text:list text:continue-numbering="true" text:style-name="L1">
                  <text:list-header>
                    <text:p text:style-name="P5"><text:span text:style-name="T4">08:30</text:span></text:p>
                    <text:p text:style-name="P5"><text:span text:style-name="T4">12:00</text:span></text:p>
                  </text:list-header>
                </text:list>
              </table:table-cell>
              <table:table-cell table:style-name="ce4">
                <text:list text:continue-numbering="true" text:style-name="L1">
                  <text:list-header>
                    <text:p text:style-name="P6"><text:span text:style-name="T5">正常門診</text:span></text:p>
                  </text:list-header>
                </text:list>
              </table:table-cell>
              <table:table-cell table:number-rows-spanned="3">
                <text:list text:continue-numbering="true" text:style-name="L1">
                  <text:list-header>
                    <text:p text:style-name="P7"><text:span text:style-name="T6">休 <text:s/>診</text:span></text:p>
                  </text:list-header>
                </text:list>
              </table:table-cell>
              <table:table-cell table:number-rows-spanned="3">
                <text:list text:style-name="L2">
                  <text:list-header>
                    <text:p text:style-name="P6"><text:span text:style-name="T9">正常門診</text:span></text:p>
                  </text:list-header>
                </text:list>
              </table:table-cell>
            </table:table-row>
            <table:table-row table:style-name="ro2" table:default-cell-style-name="ce5">
              <table:table-cell table:style-name="ce3">
                <text:list text:style-name="L1">
                  <text:list-header>
                    <text:p text:style-name="P5"><text:span text:style-name="T4">14:30</text:span></text:p>
                    <text:p text:style-name="P5"><text:span text:style-name="T4">18:00</text:span></text:p>
                  </text:list-header>
                </text:list>
              </table:table-cell>
              <table:table-cell>
                <text:list text:style-name="L2">
                  <text:list-header>
                    <text:p text:style-name="P7"><text:span text:style-name="T6">休 <text:s/>診</text:span></text:p>
                  </text:list-header>
                </text:list>
              </table:table-cell>
              <table:covered-table-cell/>
              <table:covered-table-cell/>
            </table:table-row>
            <table:table-row table:style-name="ro2" table:default-cell-style-name="ce5">
              <table:table-cell table:style-name="ce3">
                <text:list text:style-name="L1">
                  <text:list-header>
                    <text:p text:style-name="P5"><text:span text:style-name="T4">18:30</text:span></text:p>
                    <text:p text:style-name="P5"><text:span text:style-name="T4">21:3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6">休 <text:s/>診</text:span></text:p>
                  </text:list-header>
                </text:list>
              </table:table-cell>
              <table:covered-table-cell/>
              <table:covered-table-cell/>
            </table:table-row>
          </table:table>
          <draw:image xlink:href="Pictures/TablePreview4.svm" xlink:type="simple" xlink:show="embed" xlink:actuate="onLoad"/>
        </draw:frame>
        <draw:custom-shape draw:name="Text Box 59" draw:style-name="gr2" draw:text-style-name="P8" draw:layer="layout" svg:width="19.2cm" svg:height="2.505cm" svg:x="4.401cm" svg:y="13cm">
          <text:p/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3cm" svg:height="11.13cm" svg:x="3.073cm" svg:y="2.258cm" draw:page-number="4" presentation:class="page"/>
          <draw:frame presentation:style-name="pr2" draw:text-style-name="P11" draw:layer="layout" svg:width="16.797cm" svg:height="13.361cm" svg:x="2.098cm" svg:y="14.106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 presentation:use-date-time-name="dtd1">
        <office:forms form:automatic-focus="false" form:apply-design-mode="false"/>
        <draw:custom-shape draw:style-name="gr1" draw:text-style-name="P1" draw:layer="layout" svg:width="27.238cm" svg:height="20.574cm" svg:x="0.508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text-style-name="P3" draw:layer="layout" svg:width="19.2cm" svg:height="2.504cm" svg:x="4.401cm" svg:y="1.901cm" presentation:class="title" presentation:user-transformed="true">
          <draw:text-box>
            <text:list text:style-name="L1">
              <text:list-header>
                <text:p text:style-name="P2"><text:span text:style-name="T1">門 診 異 動</text:span></text:p>
              </text:list-header>
            </text:list>
          </draw:text-box>
        </draw:frame>
        <draw:frame draw:style-name="standard" draw:layer="layout" svg:width="18.712cm" svg:height="8.606cm" svg:x="4.401cm" svg:y="4.498cm">
          <table:table>
            <table:table-column table:style-name="co13"/>
            <table:table-column table:style-name="co14"/>
            <table:table-column table:style-name="co15"/>
            <table:table-row table:style-name="ro1" table:default-cell-style-name="ce1">
              <table:table-cell/>
              <table:table-cell>
                <text:list text:style-name="L1">
                  <text:list-header>
                    <text:p text:style-name="P4"><text:span text:style-name="T4">1/1</text:span></text:p>
                    <text:p text:style-name="P4"><text:span text:style-name="T4">(</text:span><text:span text:style-name="T10">一</text:span><text:span text:style-name="T4">)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4"><text:span text:style-name="T4">1/25(</text:span><text:span text:style-name="T10">四</text:span><text:span text:style-name="T4">) ~</text:span></text:p>
                  </text:list-header>
                  <text:list-item>
                    <text:p text:style-name="P4"><text:span text:style-name="T4">1/29(</text:span><text:span text:style-name="T4">一</text:span><text:span text:style-name="T4">)</text:span></text:p>
                  </text:list-item>
                </text:list>
              </table:table-cell>
            </table:table-row>
            <table:table-row table:style-name="ro2">
              <table:table-cell table:style-name="ce3">
                <text:list text:continue-numbering="true" text:style-name="L1">
                  <text:list-header>
                    <text:p text:style-name="P5"><text:span text:style-name="T4">08:30</text:span></text:p>
                    <text:p text:style-name="P5"><text:span text:style-name="T4">12:00</text:span></text:p>
                  </text:list-header>
                </text:list>
              </table:table-cell>
              <table:table-cell table:style-name="ce4" table:number-rows-spanned="3">
                <text:list text:style-name="L2">
                  <text:list-header>
                    <text:p text:style-name="P7"><text:span text:style-name="T6">休 <text:s/>診</text:span></text:p>
                  </text:list-header>
                </text:list>
              </table:table-cell>
              <table:table-cell table:style-name="ce5" table:number-rows-spanned="3">
                <text:list text:style-name="L1">
                  <text:list-header>
                    <text:p text:style-name="P7"><text:span text:style-name="T6">休 <text:s/>診</text:span></text:p>
                  </text:list-header>
                </text:list>
              </table:table-cell>
            </table:table-row>
            <table:table-row table:style-name="ro2" table:default-cell-style-name="ce5">
              <table:table-cell table:style-name="ce3">
                <text:list text:continue-numbering="true" text:style-name="L1">
                  <text:list-header>
                    <text:p text:style-name="P5"><text:span text:style-name="T4">14:30</text:span></text:p>
                    <text:p text:style-name="P5"><text:span text:style-name="T4">18:00</text:span></text:p>
                  </text:list-header>
                </text:list>
              </table:table-cell>
              <table:covered-table-cell/>
              <table:covered-table-cell/>
            </table:table-row>
            <table:table-row table:style-name="ro2" table:default-cell-style-name="ce5">
              <table:table-cell table:style-name="ce3">
                <text:list text:continue-numbering="true" text:style-name="L1">
                  <text:list-header>
                    <text:p text:style-name="P5"><text:span text:style-name="T4">18:30</text:span></text:p>
                    <text:p text:style-name="P5"><text:span text:style-name="T4">21:30</text:span></text:p>
                  </text:list-header>
                </text:list>
              </table:table-cell>
              <table:covered-table-cell/>
              <table:covered-table-cell/>
            </table:table-row>
          </table:table>
          <draw:image xlink:href="Pictures/TablePreview5.svm" xlink:type="simple" xlink:show="embed" xlink:actuate="onLoad"/>
        </draw:frame>
        <draw:custom-shape draw:name="Text Box 59" draw:style-name="gr2" draw:text-style-name="P8" draw:layer="layout" svg:width="19.2cm" svg:height="2.505cm" svg:x="4.401cm" svg:y="13cm">
          <text:p/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3cm" svg:height="11.13cm" svg:x="3.073cm" svg:y="2.258cm" draw:page-number="5" presentation:class="page"/>
          <draw:frame presentation:style-name="pr2" draw:text-style-name="P9" draw:layer="layout" svg:width="16.797cm" svg:height="13.361cm" svg:x="2.098cm" svg:y="14.106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 presentation:use-date-time-name="dtd1">
        <office:forms form:automatic-focus="false" form:apply-design-mode="false"/>
        <draw:custom-shape draw:style-name="gr4" draw:text-style-name="P1" draw:layer="layout" svg:width="26.843cm" svg:height="20.288cm" draw:transform="skewX (-0.00453785605518526) translate (0.508cm 0.03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text-style-name="P3" draw:layer="layout" svg:width="19.2cm" svg:height="2.504cm" svg:x="4.401cm" svg:y="1.901cm" presentation:class="title" presentation:user-transformed="true">
          <draw:text-box>
            <text:list text:style-name="L1">
              <text:list-header>
                <text:p text:style-name="P2"><text:span text:style-name="T1">門 診 異 動</text:span></text:p>
              </text:list-header>
            </text:list>
          </draw:text-box>
        </draw:frame>
        <draw:custom-shape draw:name="Text Box 59" draw:style-name="gr2" draw:text-style-name="P8" draw:layer="layout" svg:width="19.2cm" svg:height="2.505cm" svg:x="4.401cm" svg:y="13cm">
          <text:p/>
          <draw:enhanced-geometry svg:viewBox="0 0 21600 21600" draw:type="mso-spt202" draw:enhanced-path="M 0 0 L 21600 0 21600 21600 0 21600 0 0 Z N"/>
        </draw:custom-shape>
        <draw:frame draw:style-name="standard" draw:layer="layout" svg:width="19.203cm" svg:height="8.606cm" svg:x="4.401cm" svg:y="4.498cm">
          <table:table>
            <table:table-column table:style-name="co16"/>
            <table:table-column table:style-name="co17"/>
            <table:table-column table:style-name="co18"/>
            <table:table-column table:style-name="co19"/>
            <table:table-row table:style-name="ro1" table:default-cell-style-name="ce8">
              <table:table-cell/>
              <table:table-cell>
                <text:list text:style-name="L1">
                  <text:list-header>
                    <text:p text:style-name="P4"><text:span text:style-name="T4">7/4</text:span></text:p>
                    <text:p text:style-name="P4"><text:span text:style-name="T4">(</text:span><text:span text:style-name="T10">二</text:span><text:span text:style-name="T4">)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4"><text:span text:style-name="T4">7/5</text:span></text:p>
                    <text:p text:style-name="P4"><text:span text:style-name="T4">(</text:span><text:span text:style-name="T10">三</text:span><text:span text:style-name="T4">)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4"><text:span text:style-name="T11">7/6</text:span></text:p>
                  </text:list-header>
                  <text:list-item>
                    <text:p text:style-name="P4"><text:span text:style-name="T4">(</text:span><text:span text:style-name="T4">四</text:span><text:span text:style-name="T4">)</text:span></text:p>
                  </text:list-item>
                </text:list>
              </table:table-cell>
            </table:table-row>
            <table:table-row table:style-name="ro2">
              <table:table-cell table:style-name="ce9">
                <text:list text:continue-numbering="true" text:style-name="L1">
                  <text:list-header>
                    <text:p text:style-name="P5"><text:span text:style-name="T4">08:30</text:span></text:p>
                    <text:p text:style-name="P5"><text:span text:style-name="T4">12:00</text:span></text:p>
                  </text:list-header>
                </text:list>
              </table:table-cell>
              <table:table-cell table:style-name="ce10" table:number-columns-spanned="3" table:number-rows-spanned="3">
                <text:p text:style-name="P10">員工旅遊　休診３日</text:p>
              </table:table-cell>
              <table:covered-table-cell table:style-name="ce11"/>
              <table:covered-table-cell table:style-name="ce12"/>
            </table:table-row>
            <table:table-row table:style-name="ro2">
              <table:table-cell table:style-name="ce9">
                <text:list text:continue-numbering="true" text:style-name="L1">
                  <text:list-header>
                    <text:p text:style-name="P5"><text:span text:style-name="T4">14:30</text:span></text:p>
                    <text:p text:style-name="P5"><text:span text:style-name="T4">18:00</text:span></text:p>
                  </text:list-header>
                </text:list>
              </table:table-cell>
              <table:covered-table-cell table:style-name="ce13"/>
              <table:covered-table-cell table:style-name="ce14"/>
              <table:covered-table-cell table:style-name="ce15"/>
            </table:table-row>
            <table:table-row table:style-name="ro2">
              <table:table-cell table:style-name="ce9">
                <text:list text:continue-numbering="true" text:style-name="L1">
                  <text:list-header>
                    <text:p text:style-name="P5"><text:span text:style-name="T4">18:30</text:span></text:p>
                    <text:p text:style-name="P5"><text:span text:style-name="T4">21:30</text:span></text:p>
                  </text:list-header>
                </text:list>
              </table:table-cell>
              <table:covered-table-cell table:style-name="ce13"/>
              <table:covered-table-cell table:style-name="ce14"/>
              <table:covered-table-cell table:style-name="ce15"/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3" draw:layer="layout" svg:width="14.843cm" svg:height="11.13cm" svg:x="3.073cm" svg:y="2.258cm" draw:page-number="6" presentation:class="page"/>
          <draw:frame presentation:style-name="pr2" draw:text-style-name="P9" draw:layer="layout" svg:width="16.797cm" svg:height="13.361cm" svg:x="2.098cm" svg:y="14.106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 presentation:use-date-time-name="dtd1">
        <office:forms form:automatic-focus="false" form:apply-design-mode="false"/>
        <draw:custom-shape draw:style-name="gr1" draw:text-style-name="P1" draw:layer="layout" svg:width="27.238cm" svg:height="20.574cm" svg:x="0.508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text-style-name="P3" draw:layer="layout" svg:width="19.2cm" svg:height="2.504cm" svg:x="4.401cm" svg:y="1.901cm" presentation:class="title" presentation:user-transformed="true">
          <draw:text-box>
            <text:list text:style-name="L1">
              <text:list-header>
                <text:p text:style-name="P2"><text:span text:style-name="T1">門 診 異 動</text:span></text:p>
              </text:list-header>
            </text:list>
          </draw:text-box>
        </draw:frame>
        <draw:frame draw:style-name="standard" draw:layer="layout" svg:width="19.203cm" svg:height="8.606cm" svg:x="4.401cm" svg:y="4.498cm">
          <table:table>
            <table:table-column table:style-name="co16"/>
            <table:table-column table:style-name="co17"/>
            <table:table-column table:style-name="co18"/>
            <table:table-column table:style-name="co19"/>
            <table:table-row table:style-name="ro1" table:default-cell-style-name="ce1">
              <table:table-cell/>
              <table:table-cell>
                <text:list text:style-name="L1">
                  <text:list-header>
                    <text:p text:style-name="P4"><text:span text:style-name="T4">5/29</text:span></text:p>
                    <text:p text:style-name="P4"><text:span text:style-name="T4">(</text:span><text:span text:style-name="T10">一</text:span><text:span text:style-name="T4">)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4"><text:span text:style-name="T4">5/30</text:span></text:p>
                    <text:p text:style-name="P4"><text:span text:style-name="T4">(</text:span><text:span text:style-name="T10">二</text:span><text:span text:style-name="T4">)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4"><text:span text:style-name="T4">5/31(</text:span><text:span text:style-name="T10">三</text:span><text:span text:style-name="T4">) ~</text:span></text:p>
                  </text:list-header>
                  <text:list-item>
                    <text:p text:style-name="P4"><text:span text:style-name="T4">6/5(</text:span><text:span text:style-name="T4">一</text:span><text:span text:style-name="T4">)</text:span></text:p>
                  </text:list-item>
                </text:list>
              </table:table-cell>
            </table:table-row>
            <table:table-row table:style-name="ro2" table:default-cell-style-name="ce5">
              <table:table-cell table:style-name="ce3">
                <text:list text:continue-numbering="true" text:style-name="L1">
                  <text:list-header>
                    <text:p text:style-name="P5"><text:span text:style-name="T4">08:30</text:span></text:p>
                    <text:p text:style-name="P5"><text:span text:style-name="T4">12:00</text:span></text:p>
                  </text:list-header>
                </text:list>
              </table:table-cell>
              <table:table-cell table:style-name="ce4">
                <text:list text:continue-numbering="true" text:style-name="L1">
                  <text:list-header>
                    <text:p text:style-name="P6"><text:span text:style-name="T5">正常門診</text:span></text:p>
                  </text:list-header>
                </text:list>
              </table:table-cell>
              <table:table-cell>
                <text:p text:style-name="P6"><text:span text:style-name="T5">正常門診</text:span></text:p>
              </table:table-cell>
              <table:table-cell table:number-rows-spanned="3">
                <text:list text:continue-numbering="true" text:style-name="L1">
                  <text:list-header>
                    <text:p text:style-name="P7"><text:span text:style-name="T6">休 <text:s/>診</text:span></text:p>
                  </text:list-header>
                </text:list>
              </table:table-cell>
            </table:table-row>
            <table:table-row table:style-name="ro2" table:default-cell-style-name="ce5">
              <table:table-cell table:style-name="ce3">
                <text:list text:continue-numbering="true" text:style-name="L1">
                  <text:list-header>
                    <text:p text:style-name="P5"><text:span text:style-name="T4">14:30</text:span></text:p>
                    <text:p text:style-name="P5"><text:span text:style-name="T4">18:00</text:span></text:p>
                  </text:list-header>
                </text:list>
              </table:table-cell>
              <table:table-cell>
                <text:list text:style-name="L2">
                  <text:list-header>
                    <text:p text:style-name="P7"><text:span text:style-name="T6">休 <text:s/>診</text:span></text:p>
                  </text:list-header>
                </text:list>
              </table:table-cell>
              <table:table-cell>
                <text:list text:style-name="L1">
                  <text:list-header>
                    <text:p text:style-name="P7"><text:span text:style-name="T6">休 <text:s/>診</text:span></text:p>
                  </text:list-header>
                </text:list>
              </table:table-cell>
              <table:covered-table-cell/>
            </table:table-row>
            <table:table-row table:style-name="ro2" table:default-cell-style-name="ce5">
              <table:table-cell table:style-name="ce3">
                <text:list text:continue-numbering="true" text:style-name="L1">
                  <text:list-header>
                    <text:p text:style-name="P5"><text:span text:style-name="T4">18:30</text:span></text:p>
                    <text:p text:style-name="P5"><text:span text:style-name="T4">21:3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6">休 <text:s/>診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6">休 <text:s/>診</text:span></text:p>
                  </text:list-header>
                </text:list>
              </table:table-cell>
              <table:covered-table-cell/>
            </table:table-row>
          </table:table>
          <draw:image xlink:href="Pictures/TablePreview7.svm" xlink:type="simple" xlink:show="embed" xlink:actuate="onLoad"/>
        </draw:frame>
        <draw:custom-shape draw:name="Text Box 59" draw:style-name="gr2" draw:text-style-name="P8" draw:layer="layout" svg:width="19.2cm" svg:height="2.505cm" svg:x="4.401cm" svg:y="13cm">
          <text:p/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3cm" svg:height="11.13cm" svg:x="3.073cm" svg:y="2.258cm" draw:page-number="7" presentation:class="page"/>
          <draw:frame presentation:style-name="pr2" draw:text-style-name="P11" draw:layer="layout" svg:width="16.797cm" svg:height="13.361cm" svg:x="2.098cm" svg:y="14.106cm" presentation:class="notes" presentation:placeholder="true">
            <draw:text-box/>
          </draw:frame>
        </presentation:notes>
      </draw:page>
      <draw:page draw:name="門診時間異動公告" draw:style-name="dp1" draw:master-page-name="Default" presentation:presentation-page-layout-name="AL2T0" presentation:use-date-time-name="dtd1">
        <office:forms form:automatic-focus="false" form:apply-design-mode="false"/>
        <draw:custom-shape draw:style-name="gr1" draw:text-style-name="P1" draw:layer="layout" svg:width="27.238cm" svg:height="20.574cm" svg:x="0.508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text-style-name="P3" draw:layer="layout" svg:width="19.2cm" svg:height="2.504cm" svg:x="4.401cm" svg:y="1.901cm" presentation:class="title" presentation:user-transformed="true">
          <draw:text-box>
            <text:list text:style-name="L1">
              <text:list-header>
                <text:p text:style-name="P2"><text:span text:style-name="T1">春節期間 <text:s/>門診異動</text:span></text:p>
              </text:list-header>
            </text:list>
          </draw:text-box>
        </draw:frame>
        <draw:frame draw:style-name="standard" draw:layer="layout" svg:width="19.203cm" svg:height="8.606cm" svg:x="4.401cm" svg:y="4.498cm">
          <table:table>
            <table:table-column table:style-name="co16"/>
            <table:table-column table:style-name="co17"/>
            <table:table-column table:style-name="co18"/>
            <table:table-column table:style-name="co19"/>
            <table:table-row table:style-name="ro1" table:default-cell-style-name="ce1">
              <table:table-cell/>
              <table:table-cell>
                <text:list text:style-name="L1">
                  <text:list-header>
                    <text:p text:style-name="P4"><text:span text:style-name="T4">1/26</text:span></text:p>
                    <text:p text:style-name="P4"><text:span text:style-name="T4">(</text:span><text:span text:style-name="T10">四</text:span><text:span text:style-name="T4">)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4"><text:span text:style-name="T4">1/27</text:span></text:p>
                    <text:p text:style-name="P4"><text:span text:style-name="T4">(</text:span><text:span text:style-name="T10">五</text:span><text:span text:style-name="T4">)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4"><text:span text:style-name="T4">1/28(</text:span><text:span text:style-name="T10">六</text:span><text:span text:style-name="T4">) ~</text:span></text:p>
                  </text:list-header>
                  <text:list-item>
                    <text:p text:style-name="P4"><text:span text:style-name="T4">2/1(</text:span><text:span text:style-name="T4">三</text:span><text:span text:style-name="T4">)</text:span></text:p>
                  </text:list-item>
                </text:list>
              </table:table-cell>
            </table:table-row>
            <table:table-row table:style-name="ro2" table:default-cell-style-name="ce5">
              <table:table-cell table:style-name="ce3">
                <text:list text:continue-numbering="true" text:style-name="L1">
                  <text:list-header>
                    <text:p text:style-name="P5"><text:span text:style-name="T4">08:30</text:span></text:p>
                    <text:p text:style-name="P5"><text:span text:style-name="T4">12:00</text:span></text:p>
                  </text:list-header>
                </text:list>
              </table:table-cell>
              <table:table-cell table:style-name="ce4">
                <text:list text:continue-numbering="true" text:style-name="L1">
                  <text:list-header>
                    <text:p text:style-name="P6"><text:span text:style-name="T5">正常門診</text:span></text:p>
                  </text:list-header>
                </text:list>
              </table:table-cell>
              <table:table-cell>
                <text:p text:style-name="P6"><text:span text:style-name="T5">正常門診</text:span></text:p>
              </table:table-cell>
              <table:table-cell table:number-rows-spanned="3">
                <text:list text:continue-numbering="true" text:style-name="L1">
                  <text:list-header>
                    <text:p text:style-name="P7"><text:span text:style-name="T6">休 <text:s/>診</text:span></text:p>
                  </text:list-header>
                </text:list>
              </table:table-cell>
            </table:table-row>
            <table:table-row table:style-name="ro2" table:default-cell-style-name="ce5">
              <table:table-cell table:style-name="ce3">
                <text:list text:continue-numbering="true" text:style-name="L1">
                  <text:list-header>
                    <text:p text:style-name="P5"><text:span text:style-name="T4">14:30</text:span></text:p>
                    <text:p text:style-name="P5"><text:span text:style-name="T4">18:00</text:span></text:p>
                  </text:list-header>
                </text:list>
              </table:table-cell>
              <table:table-cell>
                <text:list text:style-name="L2">
                  <text:list-header>
                    <text:p text:style-name="P6"><text:span text:style-name="T5">正常門診</text:span></text:p>
                  </text:list-header>
                </text:list>
              </table:table-cell>
              <table:table-cell>
                <text:list text:style-name="L1">
                  <text:list-header>
                    <text:p text:style-name="P7"><text:span text:style-name="T6">休 <text:s/>診</text:span></text:p>
                  </text:list-header>
                </text:list>
              </table:table-cell>
              <table:covered-table-cell/>
            </table:table-row>
            <table:table-row table:style-name="ro2" table:default-cell-style-name="ce5">
              <table:table-cell table:style-name="ce3">
                <text:list text:continue-numbering="true" text:style-name="L1">
                  <text:list-header>
                    <text:p text:style-name="P5"><text:span text:style-name="T4">18:30</text:span></text:p>
                    <text:p text:style-name="P5"><text:span text:style-name="T4">21:3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6">休 <text:s/>診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6">休 <text:s/>診</text:span></text:p>
                  </text:list-header>
                </text:list>
              </table:table-cell>
              <table:covered-table-cell/>
            </table:table-row>
          </table:table>
          <draw:image xlink:href="Pictures/TablePreview8.svm" xlink:type="simple" xlink:show="embed" xlink:actuate="onLoad"/>
        </draw:frame>
        <draw:custom-shape draw:name="Text Box 59" draw:style-name="gr2" draw:text-style-name="P8" draw:layer="layout" svg:width="19.2cm" svg:height="2.505cm" svg:x="4.401cm" svg:y="13cm">
          <text:p/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5" draw:text-style-name="P13" draw:layer="layout" svg:width="9.111cm" svg:height="1.482cm" svg:x="11.884cm" svg:y="28.213cm">
            <text:list text:style-name="L1">
              <text:list-header>
                <text:p text:style-name="P12"><text:span text:style-name="T1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4.847cm" svg:height="11.134cm" svg:x="3.074cm" svg:y="2.258cm" draw:page-number="8" presentation:class="page"/>
          <draw:frame presentation:style-name="pr3" draw:text-style-name="P3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9" draw:style-name="dp1" draw:master-page-name="Default" presentation:use-date-time-name="dtd1">
        <office:forms form:automatic-focus="false" form:apply-design-mode="false"/>
        <draw:frame presentation:style-name="pr1" draw:text-style-name="P3" draw:layer="layout" svg:width="19.2cm" svg:height="2.504cm" svg:x="4.402cm" svg:y="1.764cm" presentation:class="title" presentation:user-transformed="true">
          <draw:text-box>
            <text:list text:style-name="L1">
              <text:list-header>
                <text:p text:style-name="P2"><text:span text:style-name="T1">門診時間異動公告</text:span></text:p>
              </text:list-header>
            </text:list>
          </draw:text-box>
        </draw:frame>
        <draw:frame draw:style-name="standard" draw:layer="layout" svg:width="19.203cm" svg:height="8.606cm" svg:x="4.402cm" svg:y="4.361cm">
          <table:table>
            <table:table-column table:style-name="co16"/>
            <table:table-column table:style-name="co17"/>
            <table:table-column table:style-name="co18"/>
            <table:table-column table:style-name="co19"/>
            <table:table-row table:style-name="ro1" table:default-cell-style-name="ce1">
              <table:table-cell/>
              <table:table-cell>
                <text:list text:style-name="L1">
                  <text:list-header>
                    <text:p text:style-name="P4"><text:span text:style-name="T4">9/15</text:span></text:p>
                    <text:p text:style-name="P4"><text:span text:style-name="T4">(</text:span><text:span text:style-name="T10">四</text:span><text:span text:style-name="T4">)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4"><text:span text:style-name="T4">9/16</text:span></text:p>
                    <text:p text:style-name="P4"><text:span text:style-name="T4">(</text:span><text:span text:style-name="T10">五</text:span><text:span text:style-name="T4">)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4"><text:span text:style-name="T4">9/17</text:span></text:p>
                    <text:p text:style-name="P4"><text:span text:style-name="T4">(</text:span><text:span text:style-name="T10">六</text:span><text:span text:style-name="T4">) </text:span></text:p>
                  </text:list-header>
                </text:list>
              </table:table-cell>
            </table:table-row>
            <table:table-row table:style-name="ro2" table:default-cell-style-name="ce5">
              <table:table-cell table:style-name="ce3">
                <text:list text:continue-numbering="true" text:style-name="L1">
                  <text:list-header>
                    <text:p text:style-name="P5"><text:span text:style-name="T4">08:30</text:span></text:p>
                    <text:p text:style-name="P5"><text:span text:style-name="T4">12:00</text:span></text:p>
                  </text:list-header>
                </text:list>
              </table:table-cell>
              <table:table-cell table:style-name="ce4">
                <text:list text:continue-numbering="true" text:style-name="L1">
                  <text:list-header>
                    <text:p text:style-name="P6"><text:span text:style-name="T5">正常門診</text:span></text:p>
                  </text:list-header>
                </text:list>
              </table:table-cell>
              <table:table-cell>
                <text:p text:style-name="P6"><text:span text:style-name="T5">正常門診</text:span></text:p>
              </table:table-cell>
              <table:table-cell>
                <text:list text:continue-numbering="true" text:style-name="L1">
                  <text:list-header>
                    <text:p text:style-name="P7"><text:span text:style-name="T5">正常門診</text:span></text:p>
                  </text:list-header>
                </text:list>
              </table:table-cell>
            </table:table-row>
            <table:table-row table:style-name="ro2" table:default-cell-style-name="ce5">
              <table:table-cell table:style-name="ce3">
                <text:list text:continue-numbering="true" text:style-name="L1">
                  <text:list-header>
                    <text:p text:style-name="P5"><text:span text:style-name="T4">14:30</text:span></text:p>
                    <text:p text:style-name="P5"><text:span text:style-name="T4">18:0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6">休 <text:s/>診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6">休 <text:s/>診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5">正常門診</text:span></text:p>
                  </text:list-header>
                </text:list>
              </table:table-cell>
            </table:table-row>
            <table:table-row table:style-name="ro2" table:default-cell-style-name="ce5">
              <table:table-cell table:style-name="ce3">
                <text:list text:continue-numbering="true" text:style-name="L1">
                  <text:list-header>
                    <text:p text:style-name="P5"><text:span text:style-name="T4">18:30</text:span></text:p>
                    <text:p text:style-name="P5"><text:span text:style-name="T4">21:3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6">休 <text:s/>診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6">休 <text:s/>診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6">休 <text:s/>診</text:span></text:p>
                  </text:list-header>
                </text:list>
              </table:table-cell>
            </table:table-row>
          </table:table>
          <draw:image xlink:href="Pictures/TablePreview9.svm" xlink:type="simple" xlink:show="embed" xlink:actuate="onLoad"/>
        </draw:frame>
        <draw:custom-shape draw:name="Text Box 59" draw:style-name="gr6" draw:text-style-name="P8" draw:layer="layout" svg:width="19.2cm" svg:height="2.505cm" svg:x="4.402cm" svg:y="12.863cm">
          <text:list text:style-name="L1">
            <text:list-header>
              <text:p text:style-name="P14"><text:span text:style-name="T13">2</text:span><text:span text:style-name="T14">月</text:span><text:span text:style-name="T13">6</text:span><text:span text:style-name="T14">日（六）～</text:span><text:span text:style-name="T13">2</text:span><text:span text:style-name="T14">月</text:span><text:span text:style-name="T13">14</text:span><text:span text:style-name="T14">日（日）休診</text:span><text:span text:style-name="T13"><text:line-break/></text:span><text:span text:style-name="T13">2</text:span><text:span text:style-name="T14">月</text:span><text:span text:style-name="T13">15</text:span><text:span text:style-name="T14">日</text:span><text:span text:style-name="T13">(</text:span><text:span text:style-name="T14">一）起正常看診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3cm" svg:height="11.13cm" svg:x="3.073cm" svg:y="2.258cm" draw:page-number="9" presentation:class="page"/>
          <draw:frame presentation:style-name="pr2" draw:text-style-name="P11" draw:layer="layout" svg:width="16.797cm" svg:height="13.361cm" svg:x="2.098cm" svg:y="14.106cm" presentation:class="notes" presentation:placeholder="true">
            <draw:text-box/>
          </draw:frame>
        </presentation:notes>
      </draw:page>
      <draw:page draw:name="page10" draw:style-name="dp3" draw:master-page-name="Default" presentation:use-date-time-name="dtd1">
        <office:forms form:automatic-focus="false" form:apply-design-mode="false"/>
        <draw:frame presentation:style-name="pr4" draw:text-style-name="P3" draw:layer="layout" svg:width="20.607cm" svg:height="2.505cm" svg:x="4.4cm" svg:y="3.125cm" presentation:class="title" presentation:user-transformed="true">
          <draw:text-box>
            <text:list text:style-name="L1">
              <text:list-header>
                <text:p text:style-name="P2"><text:span text:style-name="T1">門診時間異動公告</text:span></text:p>
              </text:list-header>
            </text:list>
          </draw:text-box>
        </draw:frame>
        <draw:frame draw:style-name="standard" draw:layer="layout" svg:width="20.606cm" svg:height="5.714cm" svg:x="4.264cm" svg:y="6.266cm">
          <table:table>
            <table:table-column table:style-name="co20"/>
            <table:table-column table:style-name="co21"/>
            <table:table-column table:style-name="co20"/>
            <table:table-column table:style-name="co21"/>
            <table:table-column table:style-name="co20"/>
            <table:table-row table:style-name="ro9" table:default-cell-style-name="ce1">
              <table:table-cell>
                <text:list text:style-name="L1">
                  <text:list-header>
                    <text:p text:style-name="P4"><text:span text:style-name="T4">6/9</text:span></text:p>
                    <text:p text:style-name="P4"><text:span text:style-name="T4">(</text:span><text:span text:style-name="T10">四</text:span><text:span text:style-name="T4">)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4"><text:span text:style-name="T4">6/10</text:span></text:p>
                    <text:p text:style-name="P4"><text:span text:style-name="T4">(</text:span><text:span text:style-name="T10">五</text:span><text:span text:style-name="T4">)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4"><text:span text:style-name="T4">6/11</text:span></text:p>
                    <text:p text:style-name="P4"><text:span text:style-name="T4">(</text:span><text:span text:style-name="T10">六</text:span><text:span text:style-name="T4">)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4"><text:span text:style-name="T4">6/12</text:span></text:p>
                    <text:p text:style-name="P4"><text:span text:style-name="T4">(</text:span><text:span text:style-name="T10">日</text:span><text:span text:style-name="T4">)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4"><text:span text:style-name="T4">6/13</text:span></text:p>
                    <text:p text:style-name="P4"><text:span text:style-name="T4">(</text:span><text:span text:style-name="T10">一</text:span><text:span text:style-name="T4">)</text:span></text:p>
                  </text:list-header>
                </text:list>
              </table:table-cell>
            </table:table-row>
            <table:table-row table:style-name="ro10" table:default-cell-style-name="ce1">
              <table:table-cell table:style-name="ce5" table:number-columns-spanned="5">
                <text:list text:continue-numbering="true" text:style-name="L1">
                  <text:list-header>
                    <text:p text:style-name="P7"><text:span text:style-name="T6">休 <text:s/>診</text:span></text:p>
                  </text:list-header>
                </text:list>
              </table:table-cell>
              <table:covered-table-cell/>
              <table:covered-table-cell/>
              <table:covered-table-cell/>
              <table:covered-table-cell/>
            </table:table-row>
          </table:table>
          <draw:image xlink:href="Pictures/TablePreview10.svm" xlink:type="simple" xlink:show="embed" xlink:actuate="onLoad"/>
        </draw:frame>
        <draw:custom-shape draw:name="Text Box 59" draw:style-name="gr7" draw:text-style-name="P8" draw:layer="layout" svg:width="19.2cm" svg:height="2.504cm" svg:x="3.629cm" svg:y="14.31cm">
          <text:p/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3cm" svg:height="11.13cm" svg:x="3.073cm" svg:y="2.258cm" draw:page-number="10" presentation:class="page"/>
          <draw:frame presentation:style-name="pr2" draw:text-style-name="P11" draw:layer="layout" svg:width="16.797cm" svg:height="13.361cm" svg:x="2.098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 PL UKai TW" svg:font-family="'AR PL UKai TW'" style:font-pitch="variable"/>
    <style:font-face style:name="Arial1" svg:font-family="Arial" style:font-pitch="variable"/>
    <style:font-face style:name="Times New Roman" svg:font-family="'Times New Roman'" style:font-pitch="variable"/>
    <style:font-face style:name="ＭＳ Ｐゴシック" svg:font-family="'ＭＳ Ｐゴシック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2" svg:font-family="Arial" style:font-family-generic="swiss" style:font-pitch="variable"/>
    <style:font-face style:name="Droid Sans Japanese" svg:font-family="'Droid Sans Japanese'" style:font-family-generic="swiss" style:font-pitch="variable"/>
    <style:font-face style:name="ＭＳ Ｐゴシック2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ＭＳ Ｐゴシック1" svg:font-family="'ＭＳ Ｐゴシック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line-distance="0.508cm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4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4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pitch="variable" fo:font-size="12pt" fo:font-style="normal" fo:text-shadow="none" style:text-underline-style="none" fo:font-weight="normal" fo:background-color="transparent" style:font-name-asian="ＭＳ Ｐゴシック" style:font-family-asian="'ＭＳ Ｐゴシック'" style:font-pitch-asian="variable" style:font-size-asian="12pt" style:font-style-asian="normal" style:font-weight-asian="normal" style:font-name-complex="ＭＳ Ｐゴシック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068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.952cm" fo:margin-right="0cm" fo:margin-top="0.502cm" fo:margin-bottom="0cm" fo:line-height="94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fo:background-color="transparent" style:font-name-asian="ＭＳ Ｐゴシック" style:font-family-asian="'ＭＳ Ｐゴシック'" style:font-pitch-asian="variable" style:font-size-asian="32pt" style:font-style-asian="normal" style:font-weight-asian="normal" style:font-name-complex="ＭＳ Ｐゴシック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401cm" fo:margin-bottom="0cm" fo:line-height="94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font-name-asian="ＭＳ Ｐゴシック" style:font-family-asian="'ＭＳ Ｐゴシック'" style:font-pitch-asian="variable" style:font-size-asian="28pt" style:font-style-asian="normal" style:font-weight-asian="normal" style:font-name-complex="ＭＳ Ｐゴシック" style:font-family-complex="'ＭＳ Ｐゴシック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99cm" fo:margin-bottom="0cm" fo:line-height="94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202cm" fo:margin-bottom="0cm" fo:line-height="94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01cm" fo:margin-bottom="0cm" fo:line-height="94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01cm" fo:margin-bottom="0cm" fo:line-height="94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01cm" fo:margin-bottom="0cm" fo:line-height="94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01cm" fo:margin-bottom="0cm" fo:line-height="94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01cm" fo:margin-bottom="0cm" fo:line-height="94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502cm" fo:margin-bottom="0cm" fo:line-height="94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fo:background-color="transparent" style:font-name-asian="ＭＳ Ｐゴシック" style:font-family-asian="'ＭＳ Ｐゴシック'" style:font-pitch-asian="variable" style:font-size-asian="32pt" style:font-style-asian="normal" style:font-weight-asian="normal" style:font-name-complex="ＭＳ Ｐゴシック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4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44pt" fo:font-style="normal" fo:text-shadow="none" style:text-underline-style="none" fo:font-weight="normal" fo:background-color="transparent" style:font-name-asian="ＭＳ Ｐゴシック" style:font-family-asian="'ＭＳ Ｐゴシック'" style:font-pitch-asian="variable" style:font-size-asian="44pt" style:font-style-asian="normal" style:font-weight-asian="normal" style:font-name-complex="ＭＳ Ｐゴシック" style:font-family-complex="'ＭＳ Ｐゴシック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483cm" fo:min-width="0cm" fo:padding-top="0cm" fo:padding-bottom="0cm" fo:padding-left="0cm" fo:padding-right="0cm" fo:wrap-option="wrap" draw:shadow-color="#808080" draw:shadow-opacity="75%"/>
    </style:style>
    <style:style style:name="Mgr5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483cm" fo:min-width="0cm" fo:padding-top="0cm" fo:padding-bottom="0cm" fo:padding-left="0cm" fo:padding-right="0cm" fo:wrap-option="wrap" draw:shadow-color="#808080" draw:shadow-opacity="75%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443cm" fo:min-width="0cm" fo:wrap-option="wrap" draw:shadow-opacity="75%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loext:graphic-properties draw:fill="solid" draw:fill-color="#ffffff"/>
      <style:paragraph-properties fo:text-align="center"/>
    </style:style>
    <style:style style:name="MP7" style:family="paragraph">
      <loext:graphic-properties draw:fill="none" draw:fill-color="#ffffff"/>
      <style:paragraph-properties fo:margin-left="0cm" fo:margin-right="0cm" fo:line-height="93%" fo:text-indent="0cm" style:line-break="strict" style:writing-mode="lr-tb" style:font-independent-line-spacing="true"/>
    </style:style>
    <style:style style:name="MP8" style:family="paragraph">
      <loext:graphic-properties draw:fill="none" draw:fill-color="#ffffff"/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P9" style:family="paragraph">
      <style:paragraph-properties fo:margin-left="0cm" fo:margin-right="0cm" fo:line-height="93%" fo:text-align="end" fo:text-indent="0cm" style:line-break="strict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fo:color="#000000" style:font-name="Times New Roman"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1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3cm" svg:height="3.501cm" svg:x="1.397cm" svg:y="0.837cm" presentation:class="title" presentation:placeholder="true">
        <draw:text-box/>
      </draw:frame>
      <draw:frame presentation:style-name="Default-outline1" draw:layer="backgroundobjects" svg:width="25.193cm" svg:height="12.176cm" svg:x="1.397cm" svg:y="4.912cm" presentation:class="outline" presentation:placeholder="true">
        <draw:text-box/>
      </draw:frame>
      <draw:frame presentation:style-name="Mpr1" draw:text-style-name="MP5" draw:layer="backgroundobjects" svg:width="6.517cm" svg:height="1.442cm" svg:x="1.397cm" svg:y="19.129cm" presentation:class="date-time">
        <draw:text-box>
          <text:p/>
        </draw:text-box>
      </draw:frame>
      <draw:frame presentation:style-name="Mpr1" draw:text-style-name="MP5" draw:layer="backgroundobjects" svg:width="8.872cm" svg:height="1.442cm" svg:x="9.578cm" svg:y="19.129cm" presentation:class="footer">
        <draw:text-box>
          <text:p/>
        </draw:text-box>
      </draw:frame>
      <draw:frame presentation:style-name="Mpr1" draw:text-style-name="MP5" draw:layer="backgroundobjects" svg:width="6.518cm" svg:height="1.442cm" svg:x="20.077cm" svg:y="19.129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3" draw:text-style-name="MP6" draw:layer="backgroundobjects" svg:width="21cm" svg:height="29.7cm" svg:x="0cm" svg:y="0cm">
          <text:p/>
        </draw:rect>
        <draw:page-thumbnail presentation:style-name="Default-title" draw:layer="backgroundobjects" svg:width="14.843cm" svg:height="11.13cm" svg:x="3.073cm" svg:y="2.258cm" presentation:class="page"/>
        <draw:frame presentation:style-name="Default-notes" draw:layer="backgroundobjects" svg:width="16.797cm" svg:height="13.361cm" svg:x="2.098cm" svg:y="14.106cm" presentation:class="notes" presentation:placeholder="true">
          <draw:text-box/>
        </draw:frame>
        <draw:frame draw:style-name="Mgr4" draw:text-style-name="MP7" draw:layer="backgroundobjects" svg:width="9.11cm" svg:height="1.482cm" svg:x="0cm" svg:y="0cm" presentation:class="header">
          <draw:text-box>
            <text:p/>
          </draw:text-box>
        </draw:frame>
        <draw:frame draw:style-name="Mgr4" draw:text-style-name="MP8" draw:layer="backgroundobjects" svg:width="9.111cm" svg:height="1.482cm" svg:x="11.883cm" svg:y="0cm" presentation:class="date-time">
          <draw:text-box>
            <text:p/>
          </draw:text-box>
        </draw:frame>
        <draw:frame draw:style-name="Mgr5" draw:text-style-name="MP7" draw:layer="backgroundobjects" svg:width="9.11cm" svg:height="1.482cm" svg:x="0cm" svg:y="28.213cm" presentation:class="footer">
          <draw:text-box>
            <text:p/>
          </draw:text-box>
        </draw:frame>
        <draw:frame draw:style-name="Mgr5" draw:text-style-name="MP8" draw:layer="backgroundobjects" svg:width="9.111cm" svg:height="1.482cm" svg:x="11.883cm" svg:y="28.213cm" presentation:class="page-number">
          <draw:text-box>
            <text:list text:style-name="ML1">
              <text:list-header>
                <text:p text:style-name="MP9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門診時間異動公告</dc:title>
    <meta:creation-date>2015-12-26T22:57:05.120552100</meta:creation-date>
    <dc:date>2019-01-11T11:07:27.826839152</dc:date>
    <meta:editing-cycles>14</meta:editing-cycles>
    <meta:editing-duration>PT2H12M5S</meta:editing-duration>
    <meta:generator>LibreOffice/5.1.6.2$Linux_X86_64 LibreOffice_project/10m0$Build-2</meta:generator>
    <meta:document-statistic meta:object-count="81"/>
  </office:meta>
</office:document-meta>
</file>